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color="#569cd6" loext:opacity="100%"/>
    </style:style>
    <style:style style:name="T2" style:family="text">
      <style:text-properties fo:color="#4fc1ff" loext:opacity="100%"/>
    </style:style>
    <style:style style:name="T3" style:family="text">
      <style:text-properties fo:color="#d4d4d4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dcdcaa" loext:opacity="100%"/>
    </style:style>
    <style:style style:name="T7" style:family="text">
      <style:text-properties fo:color="#b5cea8" loext:opacity="100%"/>
    </style:style>
    <style:style style:name="T8" style:family="text">
      <style:text-properties fo:color="#c586c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nst b = "Boris"</text:p>
      <text:p text:style-name="Standard"/>
      <text:p text:style-name="Standard">console.log(b)</text:p>
      <text:p text:style-name="Standard"/>
      <text:p text:style-name="Standard">let user = {</text:p>
      <text:p text:style-name="Standard">name_first: "Fed",</text:p>
      <text:p text:style-name="Standard">age: 3,</text:p>
      <text:p text:style-name="Standard">}</text:p>
      <text:p text:style-name="Standard"/>
      <text:p text:style-name="Standard">console.log(user)</text:p>
      <text:p text:style-name="Standard"/>
      <text:p text:style-name="Standard">let array = [1, user, b, true]</text:p>
      <text:p text:style-name="Standard"/>
      <text:p text:style-name="Standard">console.log(array)</text:p>
      <text:p text:style-name="Standard"/>
      <text:p text:style-name="Standard">console.log(array[3])</text:p>
      <text:p text:style-name="Standard"/>
      <text:p text:style-name="Standard">function logEverything() {</text:p>
      <text:p text:style-name="Standard">console.log(a)</text:p>
      <text:p text:style-name="Standard">console.log(b)</text:p>
      <text:p text:style-name="Standard"/>
      <text:p text:style-name="Standard">console.log(user)</text:p>
      <text:p text:style-name="Standard"/>
      <text:p text:style-name="Standard">console.log(array)</text:p>
      <text:p text:style-name="Standard"/>
      <text:p text:style-name="Standard">}</text:p>
      <text:p text:style-name="Standard"/>
      <text:p text:style-name="Standard">logEverything();</text:p>
      <text:p text:style-name="Standard">logEverything();</text:p>
      <text:p text:style-name="Standard"/>
      <text:p text:style-name="Standard">if (a &gt; 5) {</text:p>
      <text:p text:style-name="Standard">console.log("A &gt; 5")</text:p>
      <text:p text:style-name="Standard">} else {</text:p>
      <text:p text:style-name="Standard">console.log("A &lt;= 5")</text:p>
      <text:p text:style-name="Standard">}</text:p>
      <text:p text:style-name="Standard"/>
      <text:p text:style-name="Standard">switch (a) {</text:p>
      <text:p text:style-name="Standard">case 1:</text:p>
      <text:p text:style-name="Standard">case 2:</text:p>
      <text:p text:style-name="Standard">console.log("bad");</text:p>
      <text:p text:style-name="Standard">break;</text:p>
      <text:p text:style-name="Standard">case 3:</text:p>
      <text:p text:style-name="Standard">console.log("poore");</text:p>
      <text:p text:style-name="Standard">break;</text:p>
      <text:p text:style-name="Standard">case 4:</text:p>
      <text:p text:style-name="Standard">console.log("good");</text:p>
      <text:p text:style-name="Standard">break;</text:p>
      <text:p text:style-name="Standard">case 5:</text:p>
      <text:p text:style-name="Standard">console.log("ex");</text:p>
      <text:p text:style-name="Standard">break;</text:p>
      <text:p text:style-name="Standard">default:</text:p>
      <text:p text:style-name="Standard">console.log("error");</text:p>
      <text:p text:style-name="Standard"><text:soft-page-break/>break;</text:p>
      <text:p text:style-name="Standard"/>
      <text:p text:style-name="Standard">}</text:p>
      <text:p text:style-name="Standard"/>
      <text:p text:style-name="Standard">let classes = document.getElementsByClassName("main-container")</text:p>
      <text:p text:style-name="Standard">console.log(classes);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19:58:21.598983884</meta:creation-date>
    <dc:date>2024-02-08T20:44:43.660764479</dc:date>
    <meta:editing-duration>PT35M4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43" meta:word-count="79" meta:character-count="608" meta:non-whitespace-character-count="572"/>
  </office:meta>
</office:document-meta>
</file>